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3.661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table:style-name="ce1"/>
          <table:table-cell office:value-type="string" table:style-name="ce1">
            <text:p>Groceries</text:p>
          </table:table-cell>
          <table:table-cell office:value-type="string" table:style-name="ce1">
            <text:p>Eating Out</text:p>
          </table:table-cell>
          <table:table-cell office:value-type="string" table:style-name="ce1">
            <text:p>Car</text:p>
          </table:table-cell>
          <table:table-cell office:value-type="string" table:style-name="ce1">
            <text:p>Bills</text:p>
          </table:table-cell>
          <table:table-cell office:value-type="string" table:style-name="ce1">
            <text:p>Other</text:p>
          </table:table-cell>
          <table:table-cell table:style-name="ce1"/>
          <table:table-cell office:value-type="string" table:style-name="ce1">
            <text:p>Totals</text:p>
          </table:table-cell>
          <table:table-cell office:value-type="string" table:style-name="ce1">
            <text:p>Totals – bill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anuary</text:p>
          </table:table-cell>
          <table:table-cell office:value-type="float" office:value="51.1" table:style-name="ce1">
            <text:p>51.1</text:p>
          </table:table-cell>
          <table:table-cell office:value-type="float" office:value="110.63" table:style-name="ce1">
            <text:p>110.63</text:p>
          </table:table-cell>
          <table:table-cell office:value-type="float" office:value="41.79" table:style-name="ce1">
            <text:p>41.79</text:p>
          </table:table-cell>
          <table:table-cell office:value-type="float" office:value="700.97" table:style-name="ce1">
            <text:p>700.97</text:p>
          </table:table-cell>
          <table:table-cell office:value-type="float" office:value="194.02" table:style-name="ce1">
            <text:p>194.02</text:p>
          </table:table-cell>
          <table:table-cell table:style-name="ce1"/>
          <table:table-cell office:value-type="float" office:value="1098.51" table:formula="of:=SUM([.B2:.F2])" table:style-name="ce1">
            <text:p>1098.51</text:p>
          </table:table-cell>
          <table:table-cell office:value-type="float" office:value="265.51" table:formula="of:=SUM([.H2];-833)" table:style-name="ce1">
            <text:p>265.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ebruary</text:p>
          </table:table-cell>
          <table:table-cell office:value-type="float" office:value="67.349999999999994" table:style-name="ce1">
            <text:p>67.35</text:p>
          </table:table-cell>
          <table:table-cell office:value-type="float" office:value="293.79000000000002" table:style-name="ce1">
            <text:p>293.79</text:p>
          </table:table-cell>
          <table:table-cell office:value-type="float" office:value="60.16" table:style-name="ce1">
            <text:p>60.16</text:p>
          </table:table-cell>
          <table:table-cell office:value-type="float" office:value="715.96" table:style-name="ce1">
            <text:p>715.96</text:p>
          </table:table-cell>
          <table:table-cell office:value-type="float" office:value="267.47000000000003" table:style-name="ce1">
            <text:p>267.47</text:p>
          </table:table-cell>
          <table:table-cell table:style-name="ce1"/>
          <table:table-cell office:value-type="float" office:value="1404.73" table:formula="of:=SUM([.B3:.F3])" table:style-name="ce1">
            <text:p>1404.73</text:p>
          </table:table-cell>
          <table:table-cell office:value-type="float" office:value="571.73" table:formula="of:=SUM([.H3];-833)" table:style-name="ce1">
            <text:p>571.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ch</text:p>
          </table:table-cell>
          <table:table-cell office:value-type="float" office:value="257.29000000000002" table:style-name="ce1">
            <text:p>257.29</text:p>
          </table:table-cell>
          <table:table-cell office:value-type="float" office:value="401.85" table:style-name="ce1">
            <text:p>401.85</text:p>
          </table:table-cell>
          <table:table-cell office:value-type="float" office:value="111.32" table:style-name="ce1">
            <text:p>111.32</text:p>
          </table:table-cell>
          <table:table-cell office:value-type="float" office:value="1010.47" table:style-name="ce1">
            <text:p>1010.47</text:p>
          </table:table-cell>
          <table:table-cell office:value-type="float" office:value="403.83" table:style-name="ce1">
            <text:p>403.83</text:p>
          </table:table-cell>
          <table:table-cell table:style-name="ce1"/>
          <table:table-cell office:value-type="float" office:value="2184.7600000000002" table:formula="of:=SUM([.B4:.F4])" table:style-name="ce1">
            <text:p>2184.76</text:p>
          </table:table-cell>
          <table:table-cell office:value-type="float" office:value="1351.7600000000002" table:formula="of:=SUM([.H4];-833)" table:style-name="ce1">
            <text:p>1351.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pril</text:p>
          </table:table-cell>
          <table:table-cell office:value-type="float" office:value="146.68" table:style-name="ce1">
            <text:p>146.68</text:p>
          </table:table-cell>
          <table:table-cell office:value-type="float" office:value="335.07" table:style-name="ce1">
            <text:p>335.07</text:p>
          </table:table-cell>
          <table:table-cell office:value-type="float" office:value="166.98" table:style-name="ce1">
            <text:p>166.98</text:p>
          </table:table-cell>
          <table:table-cell office:value-type="float" office:value="698.26" table:style-name="ce1">
            <text:p>698.26</text:p>
          </table:table-cell>
          <table:table-cell office:value-type="float" office:value="398.11" table:style-name="ce1">
            <text:p>398.11</text:p>
          </table:table-cell>
          <table:table-cell table:style-name="ce1"/>
          <table:table-cell office:value-type="float" office:value="1745.1" table:formula="of:=SUM([.B5:.F5])" table:style-name="ce1">
            <text:p>1745.1</text:p>
          </table:table-cell>
          <table:table-cell office:value-type="float" office:value="912.09999999999991" table:formula="of:=SUM([.H5];-833)" table:style-name="ce1">
            <text:p>912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y</text:p>
          </table:table-cell>
          <table:table-cell office:value-type="float" office:value="190.1" table:style-name="ce1">
            <text:p>190.1</text:p>
          </table:table-cell>
          <table:table-cell office:value-type="float" office:value="213.07" table:style-name="ce1">
            <text:p>213.07</text:p>
          </table:table-cell>
          <table:table-cell office:value-type="float" office:value="41.8" table:style-name="ce1">
            <text:p>41.8</text:p>
          </table:table-cell>
          <table:table-cell office:value-type="float" office:value="795.95" table:style-name="ce1">
            <text:p>795.95</text:p>
          </table:table-cell>
          <table:table-cell office:value-type="float" office:value="454.65" table:style-name="ce1">
            <text:p>454.65</text:p>
          </table:table-cell>
          <table:table-cell table:style-name="ce1"/>
          <table:table-cell office:value-type="float" office:value="1695.5700000000002" table:formula="of:=SUM([.B6:.F6])" table:style-name="ce1">
            <text:p>1695.57</text:p>
          </table:table-cell>
          <table:table-cell office:value-type="float" office:value="862.57000000000016" table:formula="of:=SUM([.H6];-833)" table:style-name="ce1">
            <text:p>862.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une</text:p>
          </table:table-cell>
          <table:table-cell office:value-type="float" office:value="105.37" table:style-name="ce1">
            <text:p>105.37</text:p>
          </table:table-cell>
          <table:table-cell office:value-type="float" office:value="290.31" table:style-name="ce1">
            <text:p>290.31</text:p>
          </table:table-cell>
          <table:table-cell office:value-type="float" office:value="136.02000000000001" table:style-name="ce1">
            <text:p>136.02</text:p>
          </table:table-cell>
          <table:table-cell office:value-type="float" office:value="739.44" table:style-name="ce1">
            <text:p>739.44</text:p>
          </table:table-cell>
          <table:table-cell office:value-type="float" office:value="215.99" table:style-name="ce1">
            <text:p>215.99</text:p>
          </table:table-cell>
          <table:table-cell table:style-name="ce1"/>
          <table:table-cell office:value-type="float" office:value="1487.13" table:formula="of:=SUM([.B7:.F7])" table:style-name="ce1">
            <text:p>1487.13</text:p>
          </table:table-cell>
          <table:table-cell office:value-type="float" office:value="654.13000000000011" table:formula="of:=SUM([.H7];-833)" table:style-name="ce1">
            <text:p>654.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uly</text:p>
          </table:table-cell>
          <table:table-cell office:value-type="float" office:value="142.61000000000001" table:style-name="ce1">
            <text:p>142.61</text:p>
          </table:table-cell>
          <table:table-cell office:value-type="float" office:value="410.16" table:style-name="ce1">
            <text:p>410.16</text:p>
          </table:table-cell>
          <table:table-cell office:value-type="float" office:value="158.41999999999999" table:style-name="ce1">
            <text:p>158.42</text:p>
          </table:table-cell>
          <table:table-cell office:value-type="float" office:value="842.51" table:style-name="ce1">
            <text:p>842.51</text:p>
          </table:table-cell>
          <table:table-cell office:value-type="float" office:value="401.45" table:style-name="ce1">
            <text:p>401.45</text:p>
          </table:table-cell>
          <table:table-cell table:style-name="ce1"/>
          <table:table-cell office:value-type="float" office:value="1955.1499999999999" table:formula="of:=SUM([.B8:.F8])" table:style-name="ce1">
            <text:p>1955.15</text:p>
          </table:table-cell>
          <table:table-cell office:value-type="float" office:value="1122.1499999999999" table:formula="of:=SUM([.H8];-833)" table:style-name="ce1">
            <text:p>1122.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gust</text:p>
          </table:table-cell>
          <table:table-cell office:value-type="float" office:value="206.52" table:style-name="ce1">
            <text:p>206.52</text:p>
          </table:table-cell>
          <table:table-cell office:value-type="float" office:value="266.95999999999998" table:style-name="ce1">
            <text:p>266.96</text:p>
          </table:table-cell>
          <table:table-cell office:value-type="float" office:value="198.61" table:style-name="ce1">
            <text:p>198.61</text:p>
          </table:table-cell>
          <table:table-cell office:value-type="float" office:value="841.59" table:style-name="ce1">
            <text:p>841.59</text:p>
          </table:table-cell>
          <table:table-cell office:value-type="float" office:value="221.11" table:style-name="ce1">
            <text:p>221.11</text:p>
          </table:table-cell>
          <table:table-cell table:style-name="ce1"/>
          <table:table-cell office:value-type="float" office:value="1734.79" table:formula="of:=SUM([.B9:.F9])" table:style-name="ce1">
            <text:p>1734.79</text:p>
          </table:table-cell>
          <table:table-cell office:value-type="float" office:value="901.79" table:formula="of:=SUM([.H9];-833)" table:style-name="ce1">
            <text:p>901.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ptember</text:p>
          </table:table-cell>
          <table:table-cell office:value-type="float" office:value="46.78" table:style-name="ce1">
            <text:p>46.78</text:p>
          </table:table-cell>
          <table:table-cell office:value-type="float" office:value="340.49" table:style-name="ce1">
            <text:p>340.49</text:p>
          </table:table-cell>
          <table:table-cell office:value-type="float" office:value="46.96" table:style-name="ce1">
            <text:p>46.96</text:p>
          </table:table-cell>
          <table:table-cell office:value-type="float" office:value="832.33" table:style-name="ce2">
            <text:p>832.33</text:p>
          </table:table-cell>
          <table:table-cell office:value-type="float" office:value="624.08000000000004" table:style-name="ce1">
            <text:p>624.08</text:p>
          </table:table-cell>
          <table:table-cell table:style-name="ce1"/>
          <table:table-cell office:value-type="float" office:value="1890.6399999999999" table:formula="of:=SUM([.B10:.F10])" table:style-name="ce1">
            <text:p>1890.64</text:p>
          </table:table-cell>
          <table:table-cell office:value-type="float" office:value="1057.6399999999999" table:formula="of:=SUM([.H10];-833)" table:style-name="ce1">
            <text:p>1057.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ctober</text:p>
          </table:table-cell>
          <table:table-cell office:value-type="float" office:value="67.98" table:style-name="ce1">
            <text:p>67.98</text:p>
          </table:table-cell>
          <table:table-cell office:value-type="float" office:value="332.76" table:style-name="ce1">
            <text:p>332.76</text:p>
          </table:table-cell>
          <table:table-cell office:value-type="float" office:value="22.55" table:style-name="ce1">
            <text:p>22.55</text:p>
          </table:table-cell>
          <table:table-cell office:value-type="float" office:value="708.35" table:style-name="ce2">
            <text:p>708.35</text:p>
          </table:table-cell>
          <table:table-cell office:value-type="float" office:value="1012.88" table:style-name="ce1">
            <text:p>1012.88</text:p>
          </table:table-cell>
          <table:table-cell table:style-name="ce1"/>
          <table:table-cell office:value-type="float" office:value="2144.52" table:formula="of:=SUM([.B11:.F11])" table:style-name="ce1">
            <text:p>2144.52</text:p>
          </table:table-cell>
          <table:table-cell office:value-type="float" office:value="1311.52" table:formula="of:=SUM([.H11];-833)" table:style-name="ce1">
            <text:p>1311.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vember</text:p>
          </table:table-cell>
          <table:table-cell office:value-type="float" office:value="124.5" table:formula="of:=[November.B34]" table:style-name="ce1">
            <text:p>124.5</text:p>
          </table:table-cell>
          <table:table-cell office:value-type="float" office:value="349.47" table:formula="of:=[November.C34]" table:style-name="ce1">
            <text:p>349.47</text:p>
          </table:table-cell>
          <table:table-cell office:value-type="float" office:value="46.61" table:formula="of:=[November.D34]" table:style-name="ce1">
            <text:p>46.61</text:p>
          </table:table-cell>
          <table:table-cell office:value-type="float" office:value="693.36" table:formula="of:=[November.E34]" table:style-name="ce1">
            <text:p>693.36</text:p>
          </table:table-cell>
          <table:table-cell office:value-type="float" office:value="457.58" table:formula="of:=[November.G34]" table:style-name="ce1">
            <text:p>457.58</text:p>
          </table:table-cell>
          <table:table-cell table:style-name="ce1"/>
          <table:table-cell office:value-type="float" office:value="1671.52" table:formula="of:=SUM([.B12:.F12])" table:style-name="ce1">
            <text:p>1671.52</text:p>
          </table:table-cell>
          <table:table-cell office:value-type="float" office:value="838.52" table:formula="of:=SUM([.H12];-833)" table:style-name="ce1">
            <text:p>838.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cember</text:p>
          </table:table-cell>
          <table:table-cell table:number-columns-repeated="6" table:style-name="ce1"/>
          <table:table-cell office:value-type="float" office:value="0" table:formula="of:=SUM([.B13:.F13])" table:style-name="ce1">
            <text:p>0</text:p>
          </table:table-cell>
          <table:table-cell office:value-type="float" office:value="-833" table:formula="of:=SUM([.H13];-833)" table:style-name="ce1">
            <text:p>-83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s</text:p>
          </table:table-cell>
          <table:table-cell office:value-type="float" office:value="1406.2800000000002" table:formula="of:=SUM([.B2:.B13])" table:style-name="ce1">
            <text:p>1406.28</text:p>
          </table:table-cell>
          <table:table-cell office:value-type="float" office:value="3344.5600000000004" table:formula="of:=SUM([.C2:.C13])" table:style-name="ce1">
            <text:p>3344.56</text:p>
          </table:table-cell>
          <table:table-cell office:value-type="float" office:value="1031.22" table:formula="of:=SUM([.D2:.D13])" table:style-name="ce1">
            <text:p>1031.22</text:p>
          </table:table-cell>
          <table:table-cell office:value-type="float" office:value="8579.19" table:formula="of:=SUM([.E2:.E13])" table:style-name="ce1">
            <text:p>8579.19</text:p>
          </table:table-cell>
          <table:table-cell office:value-type="float" office:value="4651.17" table:formula="of:=SUM([.F2:.F13])" table:style-name="ce1">
            <text:p>4651.17</text:p>
          </table:table-cell>
          <table:table-cell table:style-name="ce1"/>
          <table:table-cell office:value-type="float" office:value="19012.419999999998" table:formula="of:=SUM([.B15:.F15])" table:style-name="ce1">
            <text:p>19012.42</text:p>
          </table:table-cell>
          <table:table-cell office:value-type="float" office:value="10433.23" table:formula="of:=SUM([.B15:.D15];[.F15])" table:style-name="ce1">
            <text:p>10433.2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s</text:p>
          </table:table-cell>
          <table:table-cell office:value-type="float" office:value="128" table:formula="of:=QUOTIENT(SUM([.B2:.B11]);10)" table:style-name="ce1">
            <text:p>128</text:p>
          </table:table-cell>
          <table:table-cell office:value-type="float" office:value="299" table:formula="of:=QUOTIENT(SUM([.C2:.C11]);10)" table:style-name="ce1">
            <text:p>299</text:p>
          </table:table-cell>
          <table:table-cell office:value-type="float" office:value="98" table:formula="of:=QUOTIENT(SUM([.D2:.D11]);10)" table:style-name="ce1">
            <text:p>98</text:p>
          </table:table-cell>
          <table:table-cell office:value-type="float" office:value="788" table:formula="of:=QUOTIENT(SUM([.E2:.E11]);10)" table:style-name="ce1">
            <text:p>788</text:p>
          </table:table-cell>
          <table:table-cell office:value-type="float" office:value="419" table:formula="of:=QUOTIENT(SUM([.F2:.F11]);10)" table:style-name="ce1">
            <text:p>419</text:p>
          </table:table-cell>
          <table:table-cell office:value-type="float" office:value="0" table:formula="of:=QUOTIENT(SUM([.G2:.G11]);10)" table:style-name="ce1">
            <text:p>0</text:p>
          </table:table-cell>
          <table:table-cell office:value-type="float" office:value="1734" table:formula="of:=QUOTIENT(SUM([.H2:.H11]);10)" table:style-name="ce1">
            <text:p>1734</text:p>
          </table:table-cell>
          <table:table-cell office:value-type="float" office:value="1287" table:formula="of:=QUOTIENT(SUM([.I2:.I11]);7)" table:style-name="ce1">
            <text:p>1287</text:p>
          </table:table-cell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November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style-name="ro1">
          <table:table-cell table:style-name="ce1"/>
          <table:table-cell office:value-type="string" table:style-name="ce1">
            <text:p>Groceries</text:p>
          </table:table-cell>
          <table:table-cell office:value-type="string" table:style-name="ce1">
            <text:p>Eating out</text:p>
          </table:table-cell>
          <table:table-cell office:value-type="string" table:style-name="ce1">
            <text:p>Car</text:p>
          </table:table-cell>
          <table:table-cell office:value-type="string" table:style-name="ce1">
            <text:p>Bills</text:p>
          </table:table-cell>
          <table:table-cell table:style-name="ce2"/>
          <table:table-cell office:value-type="string" table:style-name="ce1">
            <text:p>Other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8-11-01T00:00:00" table:style-name="ce3">
            <text:p>11/01/18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limbing</text:p>
          </table:table-cell>
          <table:table-cell table:number-columns-repeated="16376"/>
        </table:table-row>
        <table:table-row table:style-name="ro1">
          <table:table-cell office:value-type="date" office:date-value="2018-11-02T00:00:00" table:style-name="ce3">
            <text:p>11/02/18</text:p>
          </table:table-cell>
          <table:table-cell office:value-type="float" office:value="9.5" table:style-name="ce1">
            <text:p>9.5</text:p>
          </table:table-cell>
          <table:table-cell office:value-type="float" office:value="16.39" table:style-name="ce1">
            <text:p>16.3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1-03T00:00:00" table:style-name="ce3">
            <text:p>11/03/18</text:p>
          </table:table-cell>
          <table:table-cell table:style-name="ce1"/>
          <table:table-cell office:value-type="float" office:value="30.74" table:formula="of:=10+16.74+4" table:style-name="ce1">
            <text:p>30.7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1-04T00:00:00" table:style-name="ce3">
            <text:p>11/04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1-05T00:00:00" table:style-name="ce3">
            <text:p>11/05/1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65" table:style-name="ce1">
            <text:p>565</text:p>
          </table:table-cell>
          <table:table-cell office:value-type="string" table:style-name="ce1">
            <text:p>Rent</text:p>
          </table:table-cell>
          <table:table-cell office:value-type="float" office:value="22.47" table:style-name="ce1">
            <text:p>22.47</text:p>
          </table:table-cell>
          <table:table-cell office:value-type="string" table:style-name="ce1">
            <text:p>Games</text:p>
          </table:table-cell>
          <table:table-cell table:number-columns-repeated="16376"/>
        </table:table-row>
        <table:table-row table:style-name="ro1">
          <table:table-cell office:value-type="date" office:date-value="2018-11-06T00:00:00" table:style-name="ce3">
            <text:p>11/06/18</text:p>
          </table:table-cell>
          <table:table-cell table:style-name="ce1"/>
          <table:table-cell office:value-type="float" office:value="41.3" table:formula="of:=18+19.8+3.5" table:style-name="ce1">
            <text:p>41.3</text:p>
          </table:table-cell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Music Supplies</text:p>
          </table:table-cell>
          <table:table-cell table:number-columns-repeated="16376"/>
        </table:table-row>
        <table:table-row table:style-name="ro1">
          <table:table-cell office:value-type="date" office:date-value="2018-11-07T00:00:00" table:style-name="ce3">
            <text:p>11/07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1-08T00:00:00" table:style-name="ce3">
            <text:p>11/08/18</text:p>
          </table:table-cell>
          <table:table-cell table:number-columns-repeated="5"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MaD Parking fee</text:p>
          </table:table-cell>
          <table:table-cell table:number-columns-repeated="16376"/>
        </table:table-row>
        <table:table-row table:style-name="ro1">
          <table:table-cell office:value-type="date" office:date-value="2018-11-09T00:00:00" table:style-name="ce3">
            <text:p>11/09/18</text:p>
          </table:table-cell>
          <table:table-cell table:style-name="ce1"/>
          <table:table-cell office:value-type="float" office:value="6.25" table:style-name="ce1">
            <text:p>6.2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1-10T00:00:00" table:style-name="ce3">
            <text:p>11/10/18</text:p>
          </table:table-cell>
          <table:table-cell table:style-name="ce1"/>
          <table:table-cell office:value-type="float" office:value="25.54" table:formula="of:=15.54+10" table:style-name="ce1">
            <text:p>25.54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limbing</text:p>
          </table:table-cell>
          <table:table-cell table:number-columns-repeated="16376"/>
        </table:table-row>
        <table:table-row table:style-name="ro1">
          <table:table-cell office:value-type="date" office:date-value="2018-11-11T00:00:00" table:style-name="ce3">
            <text:p>11/11/18</text:p>
          </table:table-cell>
          <table:table-cell table:style-name="ce3"/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Transcripts</text:p>
          </table:table-cell>
          <table:table-cell table:number-columns-repeated="16376"/>
        </table:table-row>
        <table:table-row table:style-name="ro1">
          <table:table-cell office:value-type="date" office:date-value="2018-11-12T00:00:00" table:style-name="ce3">
            <text:p>11/12/18</text:p>
          </table:table-cell>
          <table:table-cell office:value-type="float" office:value="24.630000000000003" table:formula="of:=8.99+15.64" table:style-name="ce1">
            <text:p>24.63</text:p>
          </table:table-cell>
          <table:table-cell office:value-type="float" office:value="12" table:formula="of:=7+5" table:style-name="ce1">
            <text:p>12</text:p>
          </table:table-cell>
          <table:table-cell table:number-columns-repeated="3" table:style-name="ce1"/>
          <table:table-cell office:value-type="float" office:value="28.43" table:style-name="ce1">
            <text:p>28.43</text:p>
          </table:table-cell>
          <table:table-cell office:value-type="string" table:style-name="ce1">
            <text:p>Banff</text:p>
          </table:table-cell>
          <table:table-cell table:number-columns-repeated="16376"/>
        </table:table-row>
        <table:table-row table:style-name="ro1">
          <table:table-cell office:value-type="date" office:date-value="2018-11-13T00:00:00" table:style-name="ce3">
            <text:p>11/13/18</text:p>
          </table:table-cell>
          <table:table-cell office:value-type="float" office:value="8.99" table:style-name="ce1">
            <text:p>8.99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1"/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1-14T00:00:00" table:style-name="ce3">
            <text:p>11/14/18</text:p>
          </table:table-cell>
          <table:table-cell table:style-name="ce1"/>
          <table:table-cell office:value-type="float" office:value="4.25" table:style-name="ce1">
            <text:p>4.25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limbing</text:p>
          </table:table-cell>
          <table:table-cell table:number-columns-repeated="16376"/>
        </table:table-row>
        <table:table-row table:style-name="ro1">
          <table:table-cell office:value-type="date" office:date-value="2018-11-15T00:00:00" table:style-name="ce3">
            <text:p>11/15/18</text:p>
          </table:table-cell>
          <table:table-cell office:value-type="float" office:value="31.36" table:style-name="ce1">
            <text:p>31.36</text:p>
          </table:table-cell>
          <table:table-cell office:value-type="float" office:value="30.64" table:formula="of:=16.14+4.5+10" table:style-name="ce1">
            <text:p>30.64</text:p>
          </table:table-cell>
          <table:table-cell table:number-columns-repeated="3" table:style-name="ce1"/>
          <table:table-cell office:value-type="float" office:value="14.98" table:style-name="ce1">
            <text:p>14.98</text:p>
          </table:table-cell>
          <table:table-cell office:value-type="string" table:style-name="ce1">
            <text:p>Mouse</text:p>
          </table:table-cell>
          <table:table-cell table:number-columns-repeated="16376"/>
        </table:table-row>
        <table:table-row table:style-name="ro1">
          <table:table-cell office:value-type="date" office:date-value="2018-11-16T00:00:00" table:style-name="ce3">
            <text:p>11/16/18</text:p>
          </table:table-cell>
          <table:table-cell table:style-name="ce1"/>
          <table:table-cell office:value-type="float" office:value="8.9499999999999993" table:style-name="ce1">
            <text:p>8.95</text:p>
          </table:table-cell>
          <table:table-cell table:style-name="ce1"/>
          <table:table-cell office:value-type="float" office:value="59.99" table:style-name="ce1">
            <text:p>59.99</text:p>
          </table:table-cell>
          <table:table-cell office:value-type="string" table:style-name="ce1">
            <text:p>Internet</text:p>
          </table:table-cell>
          <table:table-cell office:value-type="float" office:value="43.5" table:style-name="ce1">
            <text:p>43.5</text:p>
          </table:table-cell>
          <table:table-cell office:value-type="string" table:style-name="ce1">
            <text:p>Alpinism Training</text:p>
          </table:table-cell>
          <table:table-cell table:number-columns-repeated="16376"/>
        </table:table-row>
        <table:table-row table:style-name="ro1">
          <table:table-cell office:value-type="date" office:date-value="2018-11-17T00:00:00" table:style-name="ce3">
            <text:p>11/17/18</text:p>
          </table:table-cell>
          <table:table-cell office:value-type="float" office:value="6.99" table:style-name="ce1">
            <text:p>6.99</text:p>
          </table:table-cell>
          <table:table-cell table:number-columns-repeated="4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limbing</text:p>
          </table:table-cell>
          <table:table-cell table:number-columns-repeated="16376"/>
        </table:table-row>
        <table:table-row table:style-name="ro1">
          <table:table-cell office:value-type="date" office:date-value="2018-11-18T00:00:00" table:style-name="ce3">
            <text:p>11/18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1-19T00:00:00" table:style-name="ce3">
            <text:p>11/19/18</text:p>
          </table:table-cell>
          <table:table-cell table:style-name="ce1"/>
          <table:table-cell office:value-type="float" office:value="12.719999999999999" table:formula="of:=7.97+4.75" table:style-name="ce1">
            <text:p>12.72</text:p>
          </table:table-cell>
          <table:table-cell table:number-columns-repeated="3" table:style-name="ce1"/>
          <table:table-cell office:value-type="float" office:value="19.95" table:style-name="ce1">
            <text:p>19.95</text:p>
          </table:table-cell>
          <table:table-cell office:value-type="string" table:style-name="ce1">
            <text:p>Journal</text:p>
          </table:table-cell>
          <table:table-cell table:number-columns-repeated="16376"/>
        </table:table-row>
        <table:table-row table:style-name="ro1">
          <table:table-cell office:value-type="date" office:date-value="2018-11-20T00:00:00" table:style-name="ce3">
            <text:p>11/20/18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53.38" table:style-name="ce1">
            <text:p>53.38</text:p>
          </table:table-cell>
          <table:table-cell office:value-type="string" table:style-name="ce1">
            <text:p>Insurance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11-21T00:00:00" table:style-name="ce3">
            <text:p>11/21/18</text:p>
          </table:table-cell>
          <table:table-cell table:style-name="ce1"/>
          <table:table-cell office:value-type="float" office:value="29.34" table:formula="of:=14.94+14.4" table:style-name="ce1">
            <text:p>29.3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1-22T00:00:00" table:style-name="ce3">
            <text:p>11/22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1-23T00:00:00" table:style-name="ce3">
            <text:p>11/23/18</text:p>
          </table:table-cell>
          <table:table-cell office:value-type="float" office:value="12.87" table:style-name="ce1">
            <text:p>12.87</text:p>
          </table:table-cell>
          <table:table-cell office:value-type="float" office:value="18.5" table:formula="of:=14+4.5" table:style-name="ce1">
            <text:p>18.5</text:p>
          </table:table-cell>
          <table:table-cell office:value-type="float" office:value="46.61" table:style-name="ce1">
            <text:p>46.61</text:p>
          </table:table-cell>
          <table:table-cell table:number-columns-repeated="2" table:style-name="ce1"/>
          <table:table-cell office:value-type="float" office:value="23.75" table:style-name="ce1">
            <text:p>23.75</text:p>
          </table:table-cell>
          <table:table-cell office:value-type="string" table:style-name="ce1">
            <text:p>Taxi</text:p>
          </table:table-cell>
          <table:table-cell table:number-columns-repeated="16376"/>
        </table:table-row>
        <table:table-row table:style-name="ro1">
          <table:table-cell office:value-type="date" office:date-value="2018-11-24T00:00:00" table:style-name="ce3">
            <text:p>11/24/18</text:p>
          </table:table-cell>
          <table:table-cell office:value-type="float" office:value="9.99" table:style-name="ce1">
            <text:p>9.9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11-25T00:00:00" table:style-name="ce3">
            <text:p>11/25/1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1-26T00:00:00" table:style-name="ce3">
            <text:p>11/26/18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4.99" table:style-name="ce1">
            <text:p>14.99</text:p>
          </table:table-cell>
          <table:table-cell office:value-type="string" table:style-name="ce1">
            <text:p>Spotify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11-27T00:00:00" table:style-name="ce3">
            <text:p>11/27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1-28T00:00:00" table:style-name="ce3">
            <text:p>11/28/18</text:p>
          </table:table-cell>
          <table:table-cell office:value-type="float" office:value="10.98" table:style-name="ce1">
            <text:p>10.98</text:p>
          </table:table-cell>
          <table:table-cell office:value-type="float" office:value="3.25" table:style-name="ce1">
            <text:p>3.25</text:p>
          </table:table-cell>
          <table:table-cell table:number-columns-repeated="3" table:style-name="ce1"/>
          <table:table-cell office:value-type="float" office:value="112.5" table:style-name="ce1">
            <text:p>112.5</text:p>
          </table:table-cell>
          <table:table-cell office:value-type="string" table:style-name="ce1">
            <text:p>Helmet and Goggles</text:p>
          </table:table-cell>
          <table:table-cell table:number-columns-repeated="16376"/>
        </table:table-row>
        <table:table-row table:style-name="ro1">
          <table:table-cell office:value-type="date" office:date-value="2018-11-29T00:00:00" table:style-name="ce3">
            <text:p>11/29/18</text:p>
          </table:table-cell>
          <table:table-cell office:value-type="float" office:value="9.19" table:style-name="ce1">
            <text:p>9.19</text:p>
          </table:table-cell>
          <table:table-cell office:value-type="float" office:value="15.6" table:style-name="ce1">
            <text:p>15.6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1-30T00:00:00" table:style-name="ce3">
            <text:p>11/30/18</text:p>
          </table:table-cell>
          <table:table-cell table:style-name="ce1"/>
          <table:table-cell office:value-type="float" office:value="22" table:formula="of:=10+12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otals</text:p>
          </table:table-cell>
          <table:table-cell office:value-type="float" office:value="124.5" table:formula="of:=SUM([.B1:.B32])" table:style-name="ce1">
            <text:p>124.5</text:p>
          </table:table-cell>
          <table:table-cell office:value-type="float" office:value="349.47" table:formula="of:=SUM([.C1:.C32])" table:style-name="ce1">
            <text:p>349.47</text:p>
          </table:table-cell>
          <table:table-cell office:value-type="float" office:value="46.61" table:formula="of:=SUM([.D1:.D32])" table:style-name="ce1">
            <text:p>46.61</text:p>
          </table:table-cell>
          <table:table-cell office:value-type="float" office:value="693.36" table:formula="of:=SUM([.E1:.E32])" table:style-name="ce2">
            <text:p>693.36</text:p>
          </table:table-cell>
          <table:table-cell table:style-name="ce1"/>
          <table:table-cell office:value-type="float" office:value="457.58" table:formula="of:=SUM([.G1:.G33])" table:style-name="ce1">
            <text:p>457.58</text:p>
          </table:table-cell>
          <table:table-cell table:number-columns-repeated="16377" table:style-name="ce1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671.52" table:formula="of:=SUM([.B34:.G34])" table:style-name="ce1">
            <text:p>1671.5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iPrMLfZ3hbgO</text:p>
          </table:table-cell>
          <table:table-cell table:number-columns-repeated="16376"/>
        </table:table-row>
        <table:table-row table:number-rows-repeated="1048537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Kevin Christensen</dc:creator>
    <meta:creation-date>2018-08-09T08:06:21Z</meta:creation-date>
    <dc:date>2018-11-30T19:40:03Z</dc:date>
    <meta:editing-cycles>7</meta:editing-cycles>
    <meta:editing-duration>PT11447S</meta:editing-duration>
  </office:meta>
</office:document-meta>
</file>